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15b6b" officeooo:paragraph-rsid="00015b6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cd3f7" officeooo:paragraph-rsid="000cd3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c3ab9" officeooo:paragraph-rsid="000c3ab9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officeooo:rsid="0000047d" officeooo:paragraph-rsid="0000047d"/>
    </style:style>
    <style:style style:name="P5" style:family="paragraph" style:parent-style-name="Standard">
      <style:paragraph-properties fo:text-align="start" style:justify-single-word="false"/>
      <style:text-properties fo:font-size="16pt" officeooo:rsid="0000047d" officeooo:paragraph-rsid="0000047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2cd5c" officeooo:paragraph-rsid="0002cd5c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08e45b" officeooo:paragraph-rsid="0008e45b" style:font-weight-asian="normal" style:font-weight-complex="normal"/>
    </style:style>
    <style:style style:name="P8" style:family="paragraph" style:parent-style-name="Standard" style:list-style-name="L17">
      <style:paragraph-properties fo:text-align="start" style:justify-single-word="false"/>
      <style:text-properties fo:font-size="12pt" fo:font-weight="normal" officeooo:rsid="000dbbc9" officeooo:paragraph-rsid="000dbbc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dbbc9" officeooo:paragraph-rsid="000dbbc9" style:font-weight-asian="normal" style:font-weight-complex="normal"/>
    </style:style>
    <style:style style:name="P10" style:family="paragraph" style:parent-style-name="Standard" style:list-style-name="L17">
      <style:paragraph-properties fo:text-align="start" style:justify-single-word="false"/>
      <style:text-properties fo:font-size="12pt" fo:font-weight="normal" officeooo:rsid="000f5328" officeooo:paragraph-rsid="000f532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f5328" officeooo:paragraph-rsid="000f5328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bold" officeooo:rsid="0002cd5c" officeooo:paragraph-rsid="0002cd5c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bold" officeooo:rsid="00039119" officeooo:paragraph-rsid="00039119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bold" officeooo:rsid="00063800" officeooo:paragraph-rsid="0006380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63800" officeooo:paragraph-rsid="00063800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bold" officeooo:rsid="000ac385" officeooo:paragraph-rsid="000ac3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9119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c3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S Units</text:p>
      <text:p text:style-name="P5"/>
      <text:p text:style-name="P1">Absolute Units</text:p>
      <text:list xml:id="list4169637763" text:style-name="L1">
        <text:list-item>
          <text:p text:style-name="P6">Absolute units are those that are always the same in any context.</text:p>
          <text:list>
            <text:list-item>
              <text:p text:style-name="P12">px<text:span text:style-name="T2"> is an absolute unit because the size of a pixel does not change.</text:span></text:p>
            </text:list-item>
            <text:list-item>
              <text:p text:style-name="P13">px<text:span text:style-name="T1"> should be the only absolute unit you should be using for web projects.</text:span></text:p>
            </text:list-item>
          </text:list>
        </text:list-item>
      </text:list>
      <text:p text:style-name="P1"/>
      <text:p text:style-name="P1">Relative Units</text:p>
      <text:p text:style-name="P1"><text:tab/>em and rem</text:p>
      <text:list xml:id="list2285529066" text:style-name="L2">
        <text:list-item>
          <text:p text:style-name="P14">em<text:span text:style-name="T1"> and </text:span>rem<text:span text:style-name="T1"> refers to a font size. Prefer </text:span>rem<text:span text:style-name="T1">.</text:span></text:p>
          <text:list>
            <text:list-item>
              <text:p text:style-name="P14"><text:span text:style-name="T1">Relying on </text:span>em<text:span text:style-name="T1"> could mean that a particular size could change if the context changes.</text:span></text:p>
              <text:p text:style-name="P14"><text:span text:style-name="T1"/></text:p>
            </text:list-item>
          </text:list>
        </text:list-item>
        <text:list-item>
          <text:p text:style-name="P14">em<text:span text:style-name="T1"> is the </text:span>font-size<text:span text:style-name="T1"> of an element (or the element's parent if you are using it to set </text:span>font-size<text:span text:style-name="T1">)</text:span></text:p>
          <text:list>
            <text:list-item>
              <text:p text:style-name="P14"><text:span text:style-name="T1">If an element's </text:span>font-size<text:span text:style-name="T1"> is 16px, then </text:span>4em<text:span text:style-name="T1"> will be </text:span>64px<text:span text:style-name="T1">.</text:span></text:p>
            </text:list-item>
          </text:list>
        </text:list-item>
      </text:list>
      <text:p text:style-name="P15"><text:span text:style-name="T1"/></text:p>
      <text:list xml:id="list181046275621929" text:continue-numbering="true" text:style-name="L2">
        <text:list-item>
          <text:p text:style-name="P14">rem<text:span text:style-name="T1"> is the </text:span>font-size<text:span text:style-name="T1"> of the root element (either </text:span>root<text:span text:style-name="T1"> or </text:span>html<text:span text:style-name="T1">).</text:span></text:p>
          <text:list>
            <text:list-item>
              <text:p text:style-name="P14"><text:span text:style-name="T1">The math is the same as </text:span>em<text:span text:style-name="T1">. (4em == 64px, if font-size = 16px)</text:span></text:p>
            </text:list-item>
          </text:list>
        </text:list-item>
      </text:list>
      <text:p text:style-name="P15"><text:span text:style-name="T1"/></text:p>
      <text:list xml:id="list181045664460002" text:continue-numbering="true" text:style-name="L2">
        <text:list-item>
          <text:p text:style-name="P14"><text:span text:style-name="T1">Using a relative size like </text:span>rem<text:span text:style-name="T1"> to define font sizes across your website is recommended.</text:span></text:p>
          <text:list>
            <text:list-item>
              <text:p text:style-name="P14"><text:span text:style-name="T1">Many browsers allow users to change the base font-size to increase readability. Try to respect user's wishes.</text:span></text:p>
              <text:p text:style-name="P14"><text:span text:style-name="T1"/></text:p>
            </text:list-item>
          </text:list>
        </text:list-item>
      </text:list>
      <text:p text:style-name="P1"><text:tab/>Viewport Units</text:p>
      <text:list xml:id="list908427339" text:style-name="L3">
        <text:list-item>
          <text:p text:style-name="P7">The units <text:span text:style-name="T3">vh</text:span> and <text:span text:style-name="T3">vw</text:span><text:span text:style-name="T4"> relate to the size of the viewport.</text:span></text:p>
          <text:list>
            <text:list-item>
              <text:p text:style-name="P16">1vh<text:span text:style-name="T1"> is equal to </text:span>1%<text:span text:style-name="T1"> of the viewport height.</text:span></text:p>
            </text:list-item>
            <text:list-item>
              <text:p text:style-name="P16">1vw<text:span text:style-name="T1"> is equal to </text:span>1%<text:span text:style-name="T1"> of the viewport width.</text:span></text:p>
              <text:p text:style-name="P16"><text:span text:style-name="T1"/></text:p>
            </text:list-item>
          </text:list>
        </text:list-item>
        <text:list-item>
          <text:p text:style-name="P16"><text:span text:style-name="T1">Viewport relative is useful whenever you want something to be sized relative to the viewpor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7:54:19.574957664</meta:creation-date>
    <dc:date>2022-02-06T18:10:44.172424131</dc:date>
    <meta:editing-duration>PT16M1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27" meta:character-count="1120" meta:non-whitespace-character-count="929"/>
  </office:meta>
</office:document-meta>
</file>